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Preformatted_20_Text">
      <style:paragraph-properties fo:margin-top="0cm" fo:margin-bottom="0.499cm" style:contextual-spacing="false"/>
    </style:style>
    <style:style style:name="P4" style:family="paragraph" style:parent-style-name="Preformatted_20_Text">
      <style:text-properties officeooo:paragraph-rsid="001bcfd9"/>
    </style:style>
    <style:style style:name="P5" style:family="paragraph" style:parent-style-name="Preformatted_20_Text">
      <style:text-properties officeooo:paragraph-rsid="001c9741"/>
    </style:style>
    <style:style style:name="P6" style:family="paragraph" style:parent-style-name="Text_20_body" style:list-style-name="L1"/>
    <style:style style:name="T1" style:family="text">
      <style:text-properties officeooo:rsid="001bcfd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Building RESTful APIs with Node.js</text:h>
      <text:p text:style-name="P2"/>
      <text:p text:style-name="Text_20_body">Let's build a complete RESTful API for a simple book management system using Express.js.</text:p>
      <text:p text:style-name="Text_20_body"/>
      <text:p text:style-name="Text_20_body">"Pagination, middleware, HATEOAS, and body-parser are integral parts of API development because they directly enhance how APIs handle data, structure responses, manage requests, and guide client interaction—making them essential building blocks for creating scalable, efficient, and truly RESTful APIs."</text:p>
      <text:h text:style-name="Heading_20_3" text:outline-level="3">1. Setup the Project</text:h>
      <text:p text:style-name="Text_20_body"/>
      <text:p text:style-name="Preformatted_20_Text">mkdir book-api</text:p>
      <text:p text:style-name="Preformatted_20_Text">cd book-api</text:p>
      <text:p text:style-name="Preformatted_20_Text">npm init -y</text:p>
      <text:p text:style-name="P3">npm install express body-parser</text:p>
      <text:h text:style-name="Heading_20_3" text:outline-level="3">2. Basic Server Setup (server.js)</text:h>
      <text:p text:style-name="Text_20_body">javascript</text:p>
      <text:p text:style-name="Preformatted_20_Text">const express = require('express');</text:p>
      <text:p text:style-name="Preformatted_20_Text">const bodyParser = require('body-parser');</text:p>
      <text:p text:style-name="Preformatted_20_Text"/>
      <text:p text:style-name="Preformatted_20_Text">const app = express();</text:p>
      <text:p text:style-name="Preformatted_20_Text">const PORT = 3000;</text:p>
      <text:p text:style-name="Preformatted_20_Text"/>
      <text:p text:style-name="Preformatted_20_Text">// Middleware</text:p>
      <text:p text:style-name="Preformatted_20_Text">app.use(bodyParser.json());</text:p>
      <text:p text:style-name="Preformatted_20_Text"/>
      <text:p text:style-name="Preformatted_20_Text">// In-memory database</text:p>
      <text:p text:style-name="Preformatted_20_Text">let books = [</text:p>
      <text:p text:style-name="Preformatted_20_Text"><text:s text:c="4"/>{ id: 1, title: 'The Great Gatsby', author: 'F. Scott Fitzgerald' },</text:p>
      <text:p text:style-name="Preformatted_20_Text"><text:s text:c="4"/>{ id: 2, title: 'To Kill a Mockingbird', author: 'Harper Lee' }</text:p>
      <text:p text:style-name="Preformatted_20_Text">];</text:p>
      <text:p text:style-name="Preformatted_20_Text"/>
      <text:p text:style-name="Preformatted_20_Text">// Routes</text:p>
      <text:p text:style-name="Preformatted_20_Text">app.get('/books', (req, res) =&gt; {</text:p>
      <text:p text:style-name="Preformatted_20_Text"><text:s text:c="4"/>res.json(books);</text:p>
      <text:p text:style-name="Preformatted_20_Text">});</text:p>
      <text:p text:style-name="Preformatted_20_Text"/>
      <text:p text:style-name="Preformatted_20_Text">app.listen(PORT, () =&gt; {</text:p>
      <text:p text:style-name="Preformatted_20_Text"><text:s text:c="4"/>console.log(`Server is running on http://localhost:${PORT}`);</text:p>
      <text:p text:style-name="P3">});</text:p>
      <text:h text:style-name="Heading_20_3" text:outline-level="3">3. Implementing CRUD Operations</text:h>
      <text:p text:style-name="Text_20_body">javascript</text:p>
      <text:p text:style-name="Preformatted_20_Text">// GET a single book</text:p>
      <text:p text:style-name="Preformatted_20_Text">app.get('/books/:id', (req, res) =&gt; {</text:p>
      <text:p text:style-name="P4"><text:s text:c="4"/>const book = books.find(<text:span text:style-name="T1">{ </text:span>id: parseInt(req.params.id) <text:span text:style-name="T1">}</text:span>);</text:p>
      <text:p text:style-name="Preformatted_20_Text"><text:s text:c="4"/>if (!book) return res.status(404).json({ message: 'Book not found' });</text:p>
      <text:p text:style-name="Preformatted_20_Text"><text:s text:c="4"/>res.json(book);</text:p>
      <text:p text:style-name="Preformatted_20_Text"><text:soft-page-break/>});</text:p>
      <text:p text:style-name="Preformatted_20_Text"/>
      <text:p text:style-name="Preformatted_20_Text">// POST a new book</text:p>
      <text:p text:style-name="Preformatted_20_Text">app.post('/books', (req, res) =&gt; {</text:p>
      <text:p text:style-name="Preformatted_20_Text"><text:s text:c="4"/>const book = {</text:p>
      <text:p text:style-name="Preformatted_20_Text"><text:s text:c="8"/>id: books.length + 1,</text:p>
      <text:p text:style-name="Preformatted_20_Text"><text:s text:c="8"/>title: req.body.title,</text:p>
      <text:p text:style-name="Preformatted_20_Text"><text:s text:c="8"/>author: req.body.author</text:p>
      <text:p text:style-name="Preformatted_20_Text"><text:s text:c="4"/>};</text:p>
      <text:p text:style-name="Preformatted_20_Text"><text:s text:c="4"/>books.push(book);</text:p>
      <text:p text:style-name="Preformatted_20_Text"><text:s text:c="4"/>res.status(201).json(book);</text:p>
      <text:p text:style-name="Preformatted_20_Text">});</text:p>
      <text:p text:style-name="Preformatted_20_Text"/>
      <text:p text:style-name="Preformatted_20_Text">// PUT (update) a book</text:p>
      <text:p text:style-name="Preformatted_20_Text">app.put('/books/:id', (req, res) =&gt; {</text:p>
      <text:p text:style-name="Preformatted_20_Text"><text:s text:c="4"/>const book = books.find(<text:span text:style-name="T1">{ </text:span>id: parseInt(req.params.id) <text:span text:style-name="T1">}</text:span>);</text:p>
      <text:p text:style-name="Preformatted_20_Text"><text:s text:c="4"/>if (!book) return res.status(404).json({ message: 'Book not found' });</text:p>
      <text:p text:style-name="Preformatted_20_Text"><text:s text:c="4"/></text:p>
      <text:p text:style-name="Preformatted_20_Text"><text:s text:c="4"/>book.title = req.body.title;</text:p>
      <text:p text:style-name="Preformatted_20_Text"><text:s text:c="4"/>book.author = req.body.author;</text:p>
      <text:p text:style-name="Preformatted_20_Text"><text:s text:c="4"/></text:p>
      <text:p text:style-name="Preformatted_20_Text"><text:s text:c="4"/>res.json(book);</text:p>
      <text:p text:style-name="Preformatted_20_Text">});</text:p>
      <text:p text:style-name="Preformatted_20_Text"/>
      <text:p text:style-name="Preformatted_20_Text">// DELETE a book</text:p>
      <text:p text:style-name="Preformatted_20_Text">app.delete('/books/:id', (req, res) =&gt; {</text:p>
      <text:p text:style-name="P5"><text:s text:c="4"/>const bookIndex = books.findIndex((<text:span text:style-name="T1">{ </text:span>id: parseInt(req.params.id) <text:span text:style-name="T1">}</text:span>));</text:p>
      <text:p text:style-name="Preformatted_20_Text"><text:s text:c="4"/>if (bookIndex === -1) return res.status(404).json({ message: 'Book not found' });</text:p>
      <text:p text:style-name="Preformatted_20_Text"><text:s text:c="4"/></text:p>
      <text:p text:style-name="Preformatted_20_Text"><text:s text:c="4"/>books.splice(bookIndex, 1);</text:p>
      <text:p text:style-name="Preformatted_20_Text"><text:s text:c="4"/>res.status(204).end();</text:p>
      <text:p text:style-name="P3">});</text:p>
      <text:h text:style-name="Heading_20_3" text:outline-level="3">4. Adding HATEOAS Support</text:h>
      <text:p text:style-name="Preformatted_20_Text">// Enhanced GET /books with HATEOAS</text:p>
      <text:p text:style-name="Preformatted_20_Text">app.get('/books', (req, res) =&gt; {</text:p>
      <text:p text:style-name="Preformatted_20_Text"><text:s text:c="4"/>const booksWithLinks = books.map(book =&gt; {</text:p>
      <text:p text:style-name="Preformatted_20_Text"><text:s text:c="8"/>return {</text:p>
      <text:p text:style-name="Preformatted_20_Text"><text:s text:c="12"/>...book,</text:p>
      <text:p text:style-name="Preformatted_20_Text"><text:s text:c="12"/>links: [</text:p>
      <text:p text:style-name="Preformatted_20_Text"><text:s text:c="16"/>{ rel: 'self', href: `http://localhost:${PORT}/books/${book.id}`, method: 'GET' },</text:p>
      <text:p text:style-name="Preformatted_20_Text"><text:s text:c="16"/>{ rel: 'delete', href: `http://localhost:${PORT}/books/${book.id}`, method: 'DELETE' }</text:p>
      <text:p text:style-name="Preformatted_20_Text"><text:s text:c="12"/>]</text:p>
      <text:p text:style-name="Preformatted_20_Text"><text:s text:c="8"/>}</text:p>
      <text:p text:style-name="Preformatted_20_Text"><text:s text:c="4"/>});</text:p>
      <text:p text:style-name="Preformatted_20_Text"><text:s text:c="4"/>res.json(booksWithLinks);</text:p>
      <text:p text:style-name="P3">});</text:p>
      <text:h text:style-name="Heading_20_3" text:outline-level="3">5. Error Handling Middleware</text:h>
      <text:p text:style-name="Preformatted_20_Text">// Error handling middleware</text:p>
      <text:p text:style-name="Preformatted_20_Text">app.use((err, req, res, next) =&gt; {</text:p>
      <text:p text:style-name="Preformatted_20_Text"><text:s text:c="4"/>console.error(err.stack);</text:p>
      <text:p text:style-name="Preformatted_20_Text"><text:s text:c="4"/>res.status(500).json({ message: 'Something broke!' });</text:p>
      <text:p text:style-name="Preformatted_20_Text">});</text:p>
      <text:p text:style-name="Preformatted_20_Text"/>
      <text:p text:style-name="Preformatted_20_Text">// 404 handler</text:p>
      <text:p text:style-name="Preformatted_20_Text">app.use((req, res) =&gt; {</text:p>
      <text:p text:style-name="Preformatted_20_Text"><text:soft-page-break/><text:s text:c="4"/>res.status(404).json({ message: 'Route not found' });</text:p>
      <text:p text:style-name="P3">});</text:p>
      <text:h text:style-name="Heading_20_3" text:outline-level="3">6. Adding Pagination</text:h>
      <text:p text:style-name="Preformatted_20_Text">// GET /books with pagination</text:p>
      <text:p text:style-name="Preformatted_20_Text">app.get('/books', (req, res) =&gt; {</text:p>
      <text:p text:style-name="Preformatted_20_Text"><text:s text:c="4"/>const page = parseInt(req.query.page) || 1;</text:p>
      <text:p text:style-name="Preformatted_20_Text"><text:s text:c="4"/>const limit = parseInt(req.query.limit) || 10;</text:p>
      <text:p text:style-name="Preformatted_20_Text"><text:s text:c="4"/></text:p>
      <text:p text:style-name="Preformatted_20_Text"><text:s text:c="4"/>const startIndex = (page - 1) * limit;</text:p>
      <text:p text:style-name="Preformatted_20_Text"><text:s text:c="4"/>const endIndex = page * limit;</text:p>
      <text:p text:style-name="Preformatted_20_Text"><text:s text:c="4"/></text:p>
      <text:p text:style-name="Preformatted_20_Text"><text:s text:c="4"/>const results = {};</text:p>
      <text:p text:style-name="Preformatted_20_Text"><text:s text:c="4"/></text:p>
      <text:p text:style-name="Preformatted_20_Text"><text:s text:c="4"/>if (endIndex &lt; books.length) {</text:p>
      <text:p text:style-name="Preformatted_20_Text"><text:s text:c="8"/>results.next = {</text:p>
      <text:p text:style-name="Preformatted_20_Text"><text:s text:c="12"/>page: page + 1,</text:p>
      <text:p text:style-name="Preformatted_20_Text"><text:s text:c="12"/>limit: limit</text:p>
      <text:p text:style-name="Preformatted_20_Text"><text:s text:c="8"/>};</text:p>
      <text:p text:style-name="Preformatted_20_Text"><text:s text:c="4"/>}</text:p>
      <text:p text:style-name="Preformatted_20_Text"><text:s text:c="4"/></text:p>
      <text:p text:style-name="Preformatted_20_Text"><text:s text:c="4"/>if (startIndex &gt; 0) {</text:p>
      <text:p text:style-name="Preformatted_20_Text"><text:s text:c="8"/>results.previous = {</text:p>
      <text:p text:style-name="Preformatted_20_Text"><text:s text:c="12"/>page: page - 1,</text:p>
      <text:p text:style-name="Preformatted_20_Text"><text:s text:c="12"/>limit: limit</text:p>
      <text:p text:style-name="Preformatted_20_Text"><text:s text:c="8"/>};</text:p>
      <text:p text:style-name="Preformatted_20_Text"><text:s text:c="4"/>}</text:p>
      <text:p text:style-name="Preformatted_20_Text"><text:s text:c="4"/></text:p>
      <text:p text:style-name="Preformatted_20_Text"><text:s text:c="4"/>results.results = books.slice(startIndex, endIndex);</text:p>
      <text:p text:style-name="Preformatted_20_Text"><text:s text:c="4"/>res.json(results);</text:p>
      <text:p text:style-name="P3">});</text:p>
      <text:p text:style-name="Text_20_body"><text:span text:style-name="Strong_20_Emphasis">Popular References</text:span>:</text:p>
      <text:list xml:id="list605095341" text:style-name="L1">
        <text:list-item>
          <text:p text:style-name="P6"><text:a xlink:type="simple" xlink:href="https://expressjs.com/" office:target-frame-name="_blank" xlink:show="new" text:style-name="Internet_20_link" text:visited-style-name="Visited_20_Internet_20_Link">Express.js Official Documentation</text:a></text:p>
        </text:list-item>
        <text:list-item>
          <text:p text:style-name="P6"><text:a xlink:type="simple" xlink:href="https://restfulapi.net/" office:target-frame-name="_blank" xlink:show="new" text:style-name="Internet_20_link" text:visited-style-name="Visited_20_Internet_20_Link">REST API Tutorial</text:a></text:p>
        </text:list-item>
        <text:list-item>
          <text:p text:style-name="P6"><text:a xlink:type="simple" xlink:href="https://developer.mozilla.org/en-US/docs/Web/HTTP/Status" office:target-frame-name="_blank" xlink:show="new" text:style-name="Internet_20_link" text:visited-style-name="Visited_20_Internet_20_Link">HTTP Status Codes</text:a></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4T15:59:31.794965142</meta:creation-date>
    <dc:date>2025-04-24T18:05:15.548776693</dc:date>
    <meta:editing-duration>PT53M58S</meta:editing-duration>
    <meta:editing-cycles>7</meta:editing-cycles>
    <meta:generator>LibreOffice/7.3.7.2$Linux_X86_64 LibreOffice_project/30$Build-2</meta:generator>
    <meta:document-statistic meta:table-count="0" meta:image-count="0" meta:object-count="0" meta:page-count="3" meta:paragraph-count="120" meta:word-count="451" meta:character-count="3532" meta:non-whitespace-character-count="2829"/>
  </office:meta>
</office:document-meta>
</file>